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3"/>
        <table:table-column table:style-name="co8" table:default-cell-style-name="Default"/>
        <table:table-row table:style-name="ro1">
          <table:table-cell office:value-type="string">
            <text:p>sn07 Laufzeit in Sekunden</text:p>
          </table:table-cell>
          <table:table-cell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office:value-type="string">
            <text:p>H=2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/>
          <table:table-cell table:style-name="ce1" office:value-type="string">
            <text:p>Thread Zahl=4</text:p>
          </table:table-cell>
          <table:table-cell table:style-name="ce1"/>
          <table:table-cell table:style-name="ce1" office:value-type="string">
            <text:p>Thread Zahl=8</text:p>
          </table:table-cell>
          <table:table-cell table:style-name="ce1"/>
          <table:table-cell table:style-name="ce1" office:value-type="string">
            <text:p>Thread Zahl=12</text:p>
          </table:table-cell>
          <table:table-cell table:style-name="ce1"/>
          <table:table-cell table:style-name="ce1" office:value-type="string">
            <text:p>Thread Zahl=16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.003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.003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.003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.004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.004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.002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.002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office:value-type="string">
            <text:p>H=4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/>
          <table:table-cell table:style-name="ce1" office:value-type="string">
            <text:p>Thread Zahl=4</text:p>
          </table:table-cell>
          <table:table-cell table:style-name="ce1"/>
          <table:table-cell table:style-name="ce1" office:value-type="string">
            <text:p>Thread Zahl=8</text:p>
          </table:table-cell>
          <table:table-cell table:style-name="ce1"/>
          <table:table-cell table:style-name="ce1" office:value-type="string">
            <text:p>Thread Zahl=12</text:p>
          </table:table-cell>
          <table:table-cell table:style-name="ce1"/>
          <table:table-cell table:style-name="ce1" office:value-type="string">
            <text:p>Thread Zahl=16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47">
            <text:p>0,047</text:p>
          </table:table-cell>
          <table:table-cell/>
          <table:table-cell office:value-type="float" office:value="0.061">
            <text:p>0,06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48">
            <text:p>0,048</text:p>
          </table:table-cell>
          <table:table-cell/>
          <table:table-cell office:value-type="float" office:value="0.048">
            <text:p>0,04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54">
            <text:p>0,054</text:p>
          </table:table-cell>
          <table:table-cell/>
          <table:table-cell office:value-type="float" office:value="0.058">
            <text:p>0,05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52">
            <text:p>0,052</text:p>
          </table:table-cell>
          <table:table-cell/>
          <table:table-cell office:value-type="float" office:value="0.05">
            <text:p>0,0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31">
            <text:p>0,031</text:p>
          </table:table-cell>
          <table:table-cell/>
          <table:table-cell office:value-type="float" office:value="0.037">
            <text:p>0,0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2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01">
            <text:p>0,001</text:p>
          </table:table-cell>
          <table:table-cell/>
          <table:table-cell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01">
            <text:p>0,001</text:p>
          </table:table-cell>
          <table:table-cell/>
          <table:table-cell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01">
            <text:p>0,001</text:p>
          </table:table-cell>
          <table:table-cell/>
          <table:table-cell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01">
            <text:p>0,001</text:p>
          </table:table-cell>
          <table:table-cell/>
          <table:table-cell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01">
            <text:p>0,001</text:p>
          </table:table-cell>
          <table:table-cell/>
          <table:table-cell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01">
            <text:p>0,001</text:p>
          </table:table-cell>
          <table:table-cell/>
          <table:table-cell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">
            <text:p>0,000</text:p>
          </table:table-cell>
          <table:table-cell/>
          <table:table-cell office:value-type="float" office:value="0.001">
            <text:p>0,001</text:p>
          </table:table-cell>
          <table:table-cell/>
          <table:table-cell office:value-type="float" office:value="0.001">
            <text:p>0,00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office:value-type="string">
            <text:p>H=32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/>
          <table:table-cell table:style-name="ce1" office:value-type="string">
            <text:p>Thread Zahl=4</text:p>
          </table:table-cell>
          <table:table-cell table:style-name="ce1"/>
          <table:table-cell table:style-name="ce1" office:value-type="string">
            <text:p>Thread Zahl=8</text:p>
          </table:table-cell>
          <table:table-cell table:style-name="ce1"/>
          <table:table-cell table:style-name="ce1" office:value-type="string">
            <text:p>Thread Zahl=12</text:p>
          </table:table-cell>
          <table:table-cell table:style-name="ce1"/>
          <table:table-cell table:style-name="ce1" office:value-type="string">
            <text:p>Thread Zahl=16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.014">
            <text:p>0,014</text:p>
          </table:table-cell>
          <table:table-cell table:formula="of:=0.014/[.C5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E5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G5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I5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K54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2">
            <text:p>0,020</text:p>
          </table:table-cell>
          <table:table-cell table:formula="of:=0.014/[.C55]" office:value-type="float" office:value="0.7">
            <text:p>0,700</text:p>
          </table:table-cell>
          <table:table-cell office:value-type="float" office:value="0.02">
            <text:p>0,020</text:p>
          </table:table-cell>
          <table:table-cell table:formula="of:=0.014/[.E55]" office:value-type="float" office:value="0.7">
            <text:p>0,700</text:p>
          </table:table-cell>
          <table:table-cell office:value-type="float" office:value="0.023">
            <text:p>0,023</text:p>
          </table:table-cell>
          <table:table-cell table:formula="of:=0.014/[.G55]" office:value-type="float" office:value="0.608695652173913">
            <text:p>0,609</text:p>
          </table:table-cell>
          <table:table-cell office:value-type="float" office:value="0.027">
            <text:p>0,027</text:p>
          </table:table-cell>
          <table:table-cell table:formula="of:=0.014/[.I55]" office:value-type="float" office:value="0.518518518518518">
            <text:p>0,519</text:p>
          </table:table-cell>
          <table:table-cell office:value-type="float" office:value="0.05">
            <text:p>0,050</text:p>
          </table:table-cell>
          <table:table-cell table:formula="of:=0.014/[.K55]" office:value-type="float" office:value="0.28">
            <text:p>0,280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11">
            <text:p>0,011</text:p>
          </table:table-cell>
          <table:table-cell table:formula="of:=0.014/[.C56]" office:value-type="float" office:value="1.27272727272727">
            <text:p>1,273</text:p>
          </table:table-cell>
          <table:table-cell office:value-type="float" office:value="0.012">
            <text:p>0,012</text:p>
          </table:table-cell>
          <table:table-cell table:formula="of:=0.014/[.E56]" office:value-type="float" office:value="1.16666666666667">
            <text:p>1,167</text:p>
          </table:table-cell>
          <table:table-cell office:value-type="float" office:value="0.02">
            <text:p>0,020</text:p>
          </table:table-cell>
          <table:table-cell table:formula="of:=0.014/[.G56]" office:value-type="float" office:value="0.7">
            <text:p>0,700</text:p>
          </table:table-cell>
          <table:table-cell office:value-type="float" office:value="0.025">
            <text:p>0,025</text:p>
          </table:table-cell>
          <table:table-cell table:formula="of:=0.014/[.I56]" office:value-type="float" office:value="0.56">
            <text:p>0,560</text:p>
          </table:table-cell>
          <table:table-cell office:value-type="float" office:value="0.037">
            <text:p>0,037</text:p>
          </table:table-cell>
          <table:table-cell table:formula="of:=0.014/[.K56]" office:value-type="float" office:value="0.378378378378378">
            <text:p>0,378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015">
            <text:p>0,015</text:p>
          </table:table-cell>
          <table:table-cell table:formula="of:=0.015/[.C5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E5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G5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I5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K57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15">
            <text:p>0,015</text:p>
          </table:table-cell>
          <table:table-cell table:formula="of:=0.015/[.C58]" office:value-type="float" office:value="1">
            <text:p>1,000</text:p>
          </table:table-cell>
          <table:table-cell office:value-type="float" office:value="0.013">
            <text:p>0,013</text:p>
          </table:table-cell>
          <table:table-cell table:formula="of:=0.015/[.E58]" office:value-type="float" office:value="1.15384615384615">
            <text:p>1,154</text:p>
          </table:table-cell>
          <table:table-cell office:value-type="float" office:value="0.015">
            <text:p>0,015</text:p>
          </table:table-cell>
          <table:table-cell table:formula="of:=0.015/[.G58]" office:value-type="float" office:value="1">
            <text:p>1,000</text:p>
          </table:table-cell>
          <table:table-cell office:value-type="float" office:value="0.02">
            <text:p>0,020</text:p>
          </table:table-cell>
          <table:table-cell table:formula="of:=0.015/[.I58]" office:value-type="float" office:value="0.75">
            <text:p>0,750</text:p>
          </table:table-cell>
          <table:table-cell office:value-type="float" office:value="0.031">
            <text:p>0,031</text:p>
          </table:table-cell>
          <table:table-cell table:formula="of:=0.015/[.K58]" office:value-type="float" office:value="0.483870967741935">
            <text:p>0,484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09">
            <text:p>0,009</text:p>
          </table:table-cell>
          <table:table-cell table:formula="of:=0.015/[.C59]" office:value-type="float" office:value="1.66666666666667">
            <text:p>1,667</text:p>
          </table:table-cell>
          <table:table-cell office:value-type="float" office:value="0.01">
            <text:p>0,010</text:p>
          </table:table-cell>
          <table:table-cell table:formula="of:=0.015/[.E59]" office:value-type="float" office:value="1.5">
            <text:p>1,500</text:p>
          </table:table-cell>
          <table:table-cell office:value-type="float" office:value="0.016">
            <text:p>0,016</text:p>
          </table:table-cell>
          <table:table-cell table:formula="of:=0.015/[.G59]" office:value-type="float" office:value="0.9375">
            <text:p>0,938</text:p>
          </table:table-cell>
          <table:table-cell office:value-type="float" office:value="0.022">
            <text:p>0,022</text:p>
          </table:table-cell>
          <table:table-cell table:formula="of:=0.015/[.I59]" office:value-type="float" office:value="0.681818181818182">
            <text:p>0,682</text:p>
          </table:table-cell>
          <table:table-cell office:value-type="float" office:value="0.032">
            <text:p>0,032</text:p>
          </table:table-cell>
          <table:table-cell table:formula="of:=0.015/[.K59]" office:value-type="float" office:value="0.46875">
            <text:p>0,469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07">
            <text:p>0,007</text:p>
          </table:table-cell>
          <table:table-cell table:formula="of:=0.015/[.C60]" office:value-type="float" office:value="2.14285714285714">
            <text:p>2,143</text:p>
          </table:table-cell>
          <table:table-cell office:value-type="float" office:value="0.01">
            <text:p>0,010</text:p>
          </table:table-cell>
          <table:table-cell table:formula="of:=0.015/[.E60]" office:value-type="float" office:value="1.5">
            <text:p>1,500</text:p>
          </table:table-cell>
          <table:table-cell office:value-type="float" office:value="0.015">
            <text:p>0,015</text:p>
          </table:table-cell>
          <table:table-cell table:formula="of:=0.015/[.G60]" office:value-type="float" office:value="1">
            <text:p>1,000</text:p>
          </table:table-cell>
          <table:table-cell office:value-type="float" office:value="0.021">
            <text:p>0,021</text:p>
          </table:table-cell>
          <table:table-cell table:formula="of:=0.015/[.I60]" office:value-type="float" office:value="0.714285714285714">
            <text:p>0,714</text:p>
          </table:table-cell>
          <table:table-cell office:value-type="float" office:value="0.031">
            <text:p>0,031</text:p>
          </table:table-cell>
          <table:table-cell table:formula="of:=0.015/[.K60]" office:value-type="float" office:value="0.483870967741935">
            <text:p>0,484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031">
            <text:p>0,031</text:p>
          </table:table-cell>
          <table:table-cell table:formula="of:=0.015/[.C61]" office:value-type="float" office:value="0.483870967741935">
            <text:p>0,484</text:p>
          </table:table-cell>
          <table:table-cell office:value-type="float" office:value="0.218">
            <text:p>0,218</text:p>
          </table:table-cell>
          <table:table-cell table:formula="of:=0.015/[.E61]" office:value-type="float" office:value="0.0688073394495413">
            <text:p>0,069</text:p>
          </table:table-cell>
          <table:table-cell office:value-type="float" office:value="0.0435">
            <text:p>0,044</text:p>
          </table:table-cell>
          <table:table-cell table:formula="of:=0.015/[.G61]" office:value-type="float" office:value="0.344827586206896">
            <text:p>0,345</text:p>
          </table:table-cell>
          <table:table-cell office:value-type="float" office:value="0.562">
            <text:p>0,562</text:p>
          </table:table-cell>
          <table:table-cell table:formula="of:=0.015/[.I61]" office:value-type="float" office:value="0.0266903914590747">
            <text:p>0,027</text:p>
          </table:table-cell>
          <table:table-cell office:value-type="float" office:value="0.86">
            <text:p>0,860</text:p>
          </table:table-cell>
          <table:table-cell table:formula="of:=0.015/[.K61]" office:value-type="float" office:value="0.0174418604651163">
            <text:p>0,017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033">
            <text:p>0,033</text:p>
          </table:table-cell>
          <table:table-cell table:formula="of:=0.015/[.C62]" office:value-type="float" office:value="0.454545454545455">
            <text:p>0,455</text:p>
          </table:table-cell>
          <table:table-cell office:value-type="float" office:value="0.248">
            <text:p>0,248</text:p>
          </table:table-cell>
          <table:table-cell table:formula="of:=0.015/[.E62]" office:value-type="float" office:value="0.0604838709677419">
            <text:p>0,060</text:p>
          </table:table-cell>
          <table:table-cell office:value-type="float" office:value="0.503">
            <text:p>0,503</text:p>
          </table:table-cell>
          <table:table-cell table:formula="of:=0.015/[.G62]" office:value-type="float" office:value="0.0298210735586481">
            <text:p>0,030</text:p>
          </table:table-cell>
          <table:table-cell office:value-type="float" office:value="0.0641">
            <text:p>0,064</text:p>
          </table:table-cell>
          <table:table-cell table:formula="of:=0.015/[.I62]" office:value-type="float" office:value="0.234009360374415">
            <text:p>0,234</text:p>
          </table:table-cell>
          <table:table-cell office:value-type="float" office:value="0.927">
            <text:p>0,927</text:p>
          </table:table-cell>
          <table:table-cell table:formula="of:=0.015/[.K62]" office:value-type="float" office:value="0.0161812297734628">
            <text:p>0,016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.014">
            <text:p>0,014</text:p>
          </table:table-cell>
          <table:table-cell table:formula="of:=0.014/[.C6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E6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G6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I64]" office:value-type="float" office:value="1">
            <text:p>1,000</text:p>
          </table:table-cell>
          <table:table-cell office:value-type="float" office:value="0.014">
            <text:p>0,014</text:p>
          </table:table-cell>
          <table:table-cell table:formula="of:=0.014/[.K64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96">
            <text:p>0,096</text:p>
          </table:table-cell>
          <table:table-cell table:formula="of:=0.014/[.C65]" office:value-type="float" office:value="0.145833333333333">
            <text:p>0,146</text:p>
          </table:table-cell>
          <table:table-cell office:value-type="float" office:value="0.032">
            <text:p>0,032</text:p>
          </table:table-cell>
          <table:table-cell table:formula="of:=0.014/[.E65]" office:value-type="float" office:value="0.4375">
            <text:p>0,438</text:p>
          </table:table-cell>
          <table:table-cell office:value-type="float" office:value="0.035">
            <text:p>0,035</text:p>
          </table:table-cell>
          <table:table-cell table:formula="of:=0.014/[.G65]" office:value-type="float" office:value="0.4">
            <text:p>0,400</text:p>
          </table:table-cell>
          <table:table-cell office:value-type="float" office:value="0.043">
            <text:p>0,043</text:p>
          </table:table-cell>
          <table:table-cell table:formula="of:=0.014/[.I65]" office:value-type="float" office:value="0.325581395348837">
            <text:p>0,326</text:p>
          </table:table-cell>
          <table:table-cell office:value-type="float" office:value="0.064">
            <text:p>0,064</text:p>
          </table:table-cell>
          <table:table-cell table:formula="of:=0.014/[.K65]" office:value-type="float" office:value="0.21875">
            <text:p>0,219</text:p>
          </table:table-cell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1">
            <text:p>0,010</text:p>
          </table:table-cell>
          <table:table-cell table:formula="of:=0.014/[.C66]" office:value-type="float" office:value="1.4">
            <text:p>1,400</text:p>
          </table:table-cell>
          <table:table-cell office:value-type="float" office:value="0.011">
            <text:p>0,011</text:p>
          </table:table-cell>
          <table:table-cell table:formula="of:=0.014/[.E66]" office:value-type="float" office:value="1.27272727272727">
            <text:p>1,273</text:p>
          </table:table-cell>
          <table:table-cell office:value-type="float" office:value="0.025">
            <text:p>0,025</text:p>
          </table:table-cell>
          <table:table-cell table:formula="of:=0.014/[.G66]" office:value-type="float" office:value="0.56">
            <text:p>0,560</text:p>
          </table:table-cell>
          <table:table-cell office:value-type="float" office:value="0.044">
            <text:p>0,044</text:p>
          </table:table-cell>
          <table:table-cell table:formula="of:=0.014/[.I66]" office:value-type="float" office:value="0.318181818181818">
            <text:p>0,318</text:p>
          </table:table-cell>
          <table:table-cell office:value-type="float" office:value="0.07">
            <text:p>0,070</text:p>
          </table:table-cell>
          <table:table-cell table:formula="of:=0.014/[.K66]" office:value-type="float" office:value="0.2">
            <text:p>0,200</text:p>
          </table:table-cell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015">
            <text:p>0,015</text:p>
          </table:table-cell>
          <table:table-cell table:formula="of:=0.015/[.C6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E6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G6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I67]" office:value-type="float" office:value="1">
            <text:p>1,000</text:p>
          </table:table-cell>
          <table:table-cell office:value-type="float" office:value="0.015">
            <text:p>0,015</text:p>
          </table:table-cell>
          <table:table-cell table:formula="of:=0.015/[.K67]" office:value-type="float" office:value="1">
            <text:p>1,000</text:p>
          </table:table-cell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44">
            <text:p>0,044</text:p>
          </table:table-cell>
          <table:table-cell table:formula="of:=0.015/[.C68]" office:value-type="float" office:value="0.340909090909091">
            <text:p>0,341</text:p>
          </table:table-cell>
          <table:table-cell office:value-type="float" office:value="0.018">
            <text:p>0,018</text:p>
          </table:table-cell>
          <table:table-cell table:formula="of:=0.015/[.E68]" office:value-type="float" office:value="0.833333333333333">
            <text:p>0,833</text:p>
          </table:table-cell>
          <table:table-cell office:value-type="float" office:value="0.02">
            <text:p>0,020</text:p>
          </table:table-cell>
          <table:table-cell table:formula="of:=0.015/[.G68]" office:value-type="float" office:value="0.75">
            <text:p>0,750</text:p>
          </table:table-cell>
          <table:table-cell office:value-type="float" office:value="0.029">
            <text:p>0,029</text:p>
          </table:table-cell>
          <table:table-cell table:formula="of:=0.015/[.I68]" office:value-type="float" office:value="0.517241379310345">
            <text:p>0,517</text:p>
          </table:table-cell>
          <table:table-cell office:value-type="float" office:value="0.05">
            <text:p>0,050</text:p>
          </table:table-cell>
          <table:table-cell table:formula="of:=0.015/[.K68]" office:value-type="float" office:value="0.3">
            <text:p>0,300</text:p>
          </table:table-cell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08">
            <text:p>0,008</text:p>
          </table:table-cell>
          <table:table-cell table:formula="of:=0.015/[.C69]" office:value-type="float" office:value="1.875">
            <text:p>1,875</text:p>
          </table:table-cell>
          <table:table-cell office:value-type="float" office:value="0.011">
            <text:p>0,011</text:p>
          </table:table-cell>
          <table:table-cell table:formula="of:=0.015/[.E69]" office:value-type="float" office:value="1.36363636363636">
            <text:p>1,364</text:p>
          </table:table-cell>
          <table:table-cell office:value-type="float" office:value="0.027">
            <text:p>0,027</text:p>
          </table:table-cell>
          <table:table-cell table:formula="of:=0.015/[.G69]" office:value-type="float" office:value="0.555555555555556">
            <text:p>0,556</text:p>
          </table:table-cell>
          <table:table-cell office:value-type="float" office:value="0.038">
            <text:p>0,038</text:p>
          </table:table-cell>
          <table:table-cell table:formula="of:=0.015/[.I69]" office:value-type="float" office:value="0.394736842105263">
            <text:p>0,395</text:p>
          </table:table-cell>
          <table:table-cell office:value-type="float" office:value="0.062">
            <text:p>0,062</text:p>
          </table:table-cell>
          <table:table-cell table:formula="of:=0.015/[.K69]" office:value-type="float" office:value="0.241935483870968">
            <text:p>0,242</text:p>
          </table:table-cell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07">
            <text:p>0,007</text:p>
          </table:table-cell>
          <table:table-cell table:formula="of:=0.015/[.C70]" office:value-type="float" office:value="2.14285714285714">
            <text:p>2,143</text:p>
          </table:table-cell>
          <table:table-cell office:value-type="float" office:value="0.01">
            <text:p>0,010</text:p>
          </table:table-cell>
          <table:table-cell table:formula="of:=0.015/[.E70]" office:value-type="float" office:value="1.5">
            <text:p>1,500</text:p>
          </table:table-cell>
          <table:table-cell office:value-type="float" office:value="0.025">
            <text:p>0,025</text:p>
          </table:table-cell>
          <table:table-cell table:formula="of:=0.015/[.G70]" office:value-type="float" office:value="0.6">
            <text:p>0,600</text:p>
          </table:table-cell>
          <table:table-cell office:value-type="float" office:value="0.043">
            <text:p>0,043</text:p>
          </table:table-cell>
          <table:table-cell table:formula="of:=0.015/[.I70]" office:value-type="float" office:value="0.348837209302326">
            <text:p>0,349</text:p>
          </table:table-cell>
          <table:table-cell office:value-type="float" office:value="0.067">
            <text:p>0,067</text:p>
          </table:table-cell>
          <table:table-cell table:formula="of:=0.015/[.K70]" office:value-type="float" office:value="0.223880597014925">
            <text:p>0,224</text:p>
          </table:table-cell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03">
            <text:p>0,030</text:p>
          </table:table-cell>
          <table:table-cell table:formula="of:=0.015/[.C71]" office:value-type="float" office:value="0.5">
            <text:p>0,500</text:p>
          </table:table-cell>
          <table:table-cell office:value-type="float" office:value="0.264">
            <text:p>0,264</text:p>
          </table:table-cell>
          <table:table-cell table:formula="of:=0.015/[.E71]" office:value-type="float" office:value="0.0568181818181818">
            <text:p>0,057</text:p>
          </table:table-cell>
          <table:table-cell office:value-type="float" office:value="0.501">
            <text:p>0,501</text:p>
          </table:table-cell>
          <table:table-cell table:formula="of:=0.015/[.G71]" office:value-type="float" office:value="0.029940119760479">
            <text:p>0,030</text:p>
          </table:table-cell>
          <table:table-cell office:value-type="float" office:value="1.2">
            <text:p>1,200</text:p>
          </table:table-cell>
          <table:table-cell table:formula="of:=0.015/[.I71]" office:value-type="float" office:value="0.0125">
            <text:p>0,013</text:p>
          </table:table-cell>
          <table:table-cell office:value-type="float" office:value="1.8">
            <text:p>1,800</text:p>
          </table:table-cell>
          <table:table-cell table:formula="of:=0.015/[.K71]" office:value-type="float" office:value="0.00833333333333333">
            <text:p>0,008</text:p>
          </table:table-cell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031">
            <text:p>0,031</text:p>
          </table:table-cell>
          <table:table-cell table:formula="of:=0.015/[.C72]" office:value-type="float" office:value="0.483870967741935">
            <text:p>0,484</text:p>
          </table:table-cell>
          <table:table-cell office:value-type="float" office:value="0.301">
            <text:p>0,301</text:p>
          </table:table-cell>
          <table:table-cell table:formula="of:=0.015/[.E72]" office:value-type="float" office:value="0.0498338870431894">
            <text:p>0,050</text:p>
          </table:table-cell>
          <table:table-cell office:value-type="float" office:value="0.647">
            <text:p>0,647</text:p>
          </table:table-cell>
          <table:table-cell table:formula="of:=0.015/[.G72]" office:value-type="float" office:value="0.0231839258114374">
            <text:p>0,023</text:p>
          </table:table-cell>
          <table:table-cell office:value-type="float" office:value="1.4">
            <text:p>1,400</text:p>
          </table:table-cell>
          <table:table-cell table:formula="of:=0.015/[.I72]" office:value-type="float" office:value="0.0107142857142857">
            <text:p>0,011</text:p>
          </table:table-cell>
          <table:table-cell office:value-type="float" office:value="2.1">
            <text:p>2,100</text:p>
          </table:table-cell>
          <table:table-cell table:formula="of:=0.015/[.K72]" office:value-type="float" office:value="0.00714285714285714">
            <text:p>0,00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office:value-type="string">
            <text:p>H=128</text:p>
          </table:table-cell>
          <table:table-cell table:style-name="ce1" table:number-columns-repeated="7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" office:value-type="string">
            <text:p>Thread Zahl=1</text:p>
          </table:table-cell>
          <table:table-cell table:style-name="ce1"/>
          <table:table-cell table:style-name="ce1" office:value-type="string">
            <text:p>Thread Zahl=4</text:p>
          </table:table-cell>
          <table:table-cell table:style-name="ce1"/>
          <table:table-cell table:style-name="ce1" office:value-type="string">
            <text:p>Thread Zahl=8</text:p>
          </table:table-cell>
          <table:table-cell table:style-name="ce1"/>
          <table:table-cell table:style-name="ce1" office:value-type="string">
            <text:p>Thread Zahl=12</text:p>
          </table:table-cell>
          <table:table-cell table:style-name="ce1"/>
          <table:table-cell table:style-name="ce1" office:value-type="string">
            <text:p>Thread Zahl=16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Zeit in Sekunden</text:p>
          </table:table-cell>
          <table:table-cell table:style-name="ce1" office:value-type="string">
            <text:p>Speedup</text:p>
          </table:table-cell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2.15">
            <text:p>2,150</text:p>
          </table:table-cell>
          <table:table-cell table:formula="of:=2.15/[.C77]" office:value-type="float" office:value="1">
            <text:p>1,000</text:p>
          </table:table-cell>
          <table:table-cell office:value-type="float" office:value="2.15">
            <text:p>2,150</text:p>
          </table:table-cell>
          <table:table-cell table:formula="of:=2.15/[.E77]" office:value-type="float" office:value="1">
            <text:p>1,000</text:p>
          </table:table-cell>
          <table:table-cell office:value-type="float" office:value="2.15">
            <text:p>2,150</text:p>
          </table:table-cell>
          <table:table-cell table:formula="of:=2.15/[.G77]" office:value-type="float" office:value="1">
            <text:p>1,000</text:p>
          </table:table-cell>
          <table:table-cell office:value-type="float" office:value="2.15">
            <text:p>2,150</text:p>
          </table:table-cell>
          <table:table-cell table:formula="of:=2.15/[.I77]" office:value-type="float" office:value="1">
            <text:p>1,000</text:p>
          </table:table-cell>
          <table:table-cell office:value-type="float" office:value="2.15">
            <text:p>2,150</text:p>
          </table:table-cell>
          <table:table-cell table:formula="of:=2.15/[.K77]" office:value-type="float" office:value="1">
            <text:p>1,000</text:p>
          </table:table-cell>
          <table:table-cell table:style-name="ce3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4">
            <text:p>4,000</text:p>
          </table:table-cell>
          <table:table-cell table:formula="of:=2.15/[.C78]" office:value-type="float" office:value="0.5375">
            <text:p>0,538</text:p>
          </table:table-cell>
          <table:table-cell office:value-type="float" office:value="1.1">
            <text:p>1,100</text:p>
          </table:table-cell>
          <table:table-cell table:formula="of:=2.15/[.E78]" office:value-type="float" office:value="1.95454545454545">
            <text:p>1,955</text:p>
          </table:table-cell>
          <table:table-cell office:value-type="float" office:value="0.73">
            <text:p>0,730</text:p>
          </table:table-cell>
          <table:table-cell table:formula="of:=2.15/[.G78]" office:value-type="float" office:value="2.94520547945205">
            <text:p>2,945</text:p>
          </table:table-cell>
          <table:table-cell office:value-type="float" office:value="0.65">
            <text:p>0,650</text:p>
          </table:table-cell>
          <table:table-cell table:formula="of:=2.15/[.I78]" office:value-type="float" office:value="3.30769230769231">
            <text:p>3,308</text:p>
          </table:table-cell>
          <table:table-cell office:value-type="float" office:value="0.9">
            <text:p>0,900</text:p>
          </table:table-cell>
          <table:table-cell table:formula="of:=2.15/[.K78]" office:value-type="float" office:value="2.38888888888889">
            <text:p>2,389</text:p>
          </table:table-cell>
          <table:table-cell table:style-name="ce3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2.15">
            <text:p>2,150</text:p>
          </table:table-cell>
          <table:table-cell table:formula="of:=2.15/[.C79]" office:value-type="float" office:value="1">
            <text:p>1,000</text:p>
          </table:table-cell>
          <table:table-cell office:value-type="float" office:value="0.67">
            <text:p>0,670</text:p>
          </table:table-cell>
          <table:table-cell table:formula="of:=2.15/[.E79]" office:value-type="float" office:value="3.2089552238806">
            <text:p>3,209</text:p>
          </table:table-cell>
          <table:table-cell office:value-type="float" office:value="0.55">
            <text:p>0,550</text:p>
          </table:table-cell>
          <table:table-cell table:formula="of:=2.15/[.G79]" office:value-type="float" office:value="3.90909090909091">
            <text:p>3,909</text:p>
          </table:table-cell>
          <table:table-cell office:value-type="float" office:value="0.53">
            <text:p>0,530</text:p>
          </table:table-cell>
          <table:table-cell table:formula="of:=2.15/[.I79]" office:value-type="float" office:value="4.05660377358491">
            <text:p>4,057</text:p>
          </table:table-cell>
          <table:table-cell office:value-type="float" office:value="0.7">
            <text:p>0,700</text:p>
          </table:table-cell>
          <table:table-cell table:formula="of:=2.15/[.K79]" office:value-type="float" office:value="3.07142857142857">
            <text:p>3,071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3.2">
            <text:p>3,200</text:p>
          </table:table-cell>
          <table:table-cell table:formula="of:=3.2/[.C80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E80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G80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I80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K80]" office:value-type="float" office:value="1">
            <text:p>1,000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3.2">
            <text:p>3,200</text:p>
          </table:table-cell>
          <table:table-cell table:formula="of:=3.2/[.C81]" office:value-type="float" office:value="1">
            <text:p>1,000</text:p>
          </table:table-cell>
          <table:table-cell office:value-type="float" office:value="0.9">
            <text:p>0,900</text:p>
          </table:table-cell>
          <table:table-cell table:formula="of:=3.2/[.E81]" office:value-type="float" office:value="3.55555555555556">
            <text:p>3,556</text:p>
          </table:table-cell>
          <table:table-cell office:value-type="float" office:value="0.55">
            <text:p>0,550</text:p>
          </table:table-cell>
          <table:table-cell table:formula="of:=3.2/[.G81]" office:value-type="float" office:value="5.81818181818182">
            <text:p>5,818</text:p>
          </table:table-cell>
          <table:table-cell office:value-type="float" office:value="0.47">
            <text:p>0,470</text:p>
          </table:table-cell>
          <table:table-cell table:formula="of:=3.2/[.I81]" office:value-type="float" office:value="6.80851063829787">
            <text:p>6,809</text:p>
          </table:table-cell>
          <table:table-cell office:value-type="float" office:value="0.48">
            <text:p>0,480</text:p>
          </table:table-cell>
          <table:table-cell table:formula="of:=3.2/[.K81]" office:value-type="float" office:value="6.66666666666667">
            <text:p>6,667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1.64">
            <text:p>1,640</text:p>
          </table:table-cell>
          <table:table-cell table:formula="of:=3.2/[.C82]" office:value-type="float" office:value="1.95121951219512">
            <text:p>1,951</text:p>
          </table:table-cell>
          <table:table-cell office:value-type="float" office:value="0.5">
            <text:p>0,500</text:p>
          </table:table-cell>
          <table:table-cell table:formula="of:=3.2/[.E82]" office:value-type="float" office:value="6.4">
            <text:p>6,400</text:p>
          </table:table-cell>
          <table:table-cell office:value-type="float" office:value="0.41">
            <text:p>0,410</text:p>
          </table:table-cell>
          <table:table-cell table:formula="of:=3.2/[.G82]" office:value-type="float" office:value="7.80487804878049">
            <text:p>7,805</text:p>
          </table:table-cell>
          <table:table-cell office:value-type="float" office:value="0.42">
            <text:p>0,420</text:p>
          </table:table-cell>
          <table:table-cell table:formula="of:=3.2/[.I82]" office:value-type="float" office:value="7.61904761904762">
            <text:p>7,619</text:p>
          </table:table-cell>
          <table:table-cell office:value-type="float" office:value="0.51">
            <text:p>0,510</text:p>
          </table:table-cell>
          <table:table-cell table:formula="of:=3.2/[.K82]" office:value-type="float" office:value="6.27450980392157">
            <text:p>6,275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1.354">
            <text:p>1,354</text:p>
          </table:table-cell>
          <table:table-cell table:formula="of:=3.2/[.C83]" office:value-type="float" office:value="2.36336779911374">
            <text:p>2,363</text:p>
          </table:table-cell>
          <table:table-cell office:value-type="float" office:value="0.44">
            <text:p>0,440</text:p>
          </table:table-cell>
          <table:table-cell table:formula="of:=3.2/[.E83]" office:value-type="float" office:value="7.27272727272727">
            <text:p>7,273</text:p>
          </table:table-cell>
          <table:table-cell office:value-type="float" office:value="0.4">
            <text:p>0,400</text:p>
          </table:table-cell>
          <table:table-cell table:formula="of:=3.2/[.G83]" office:value-type="float" office:value="8">
            <text:p>8,000</text:p>
          </table:table-cell>
          <table:table-cell office:value-type="float" office:value="0.44">
            <text:p>0,440</text:p>
          </table:table-cell>
          <table:table-cell table:formula="of:=3.2/[.I83]" office:value-type="float" office:value="7.27272727272727">
            <text:p>7,273</text:p>
          </table:table-cell>
          <table:table-cell office:value-type="float" office:value="0.51">
            <text:p>0,510</text:p>
          </table:table-cell>
          <table:table-cell table:formula="of:=3.2/[.K83]" office:value-type="float" office:value="6.27450980392157">
            <text:p>6,275</text:p>
          </table:table-cell>
          <table:table-cell table:style-name="ce3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2.6">
            <text:p>2,600</text:p>
          </table:table-cell>
          <table:table-cell table:formula="of:=3.2/[.C84]" office:value-type="float" office:value="1.23076923076923">
            <text:p>1,231</text:p>
          </table:table-cell>
          <table:table-cell office:value-type="float" office:value="11.5">
            <text:p>11,500</text:p>
          </table:table-cell>
          <table:table-cell table:formula="of:=3.2/[.E84]" office:value-type="float" office:value="0.278260869565217">
            <text:p>0,278</text:p>
          </table:table-cell>
          <table:table-cell office:value-type="float" office:value="22">
            <text:p>22,000</text:p>
          </table:table-cell>
          <table:table-cell table:formula="of:=3.2/[.G84]" office:value-type="float" office:value="0.145454545454545">
            <text:p>0,145</text:p>
          </table:table-cell>
          <table:table-cell office:value-type="float" office:value="31">
            <text:p>31,000</text:p>
          </table:table-cell>
          <table:table-cell table:formula="of:=3.2/[.I84]" office:value-type="float" office:value="0.103225806451613">
            <text:p>0,103</text:p>
          </table:table-cell>
          <table:table-cell office:value-type="float" office:value="42">
            <text:p>42,000</text:p>
          </table:table-cell>
          <table:table-cell table:formula="of:=3.2/[.K84]" office:value-type="float" office:value="0.0761904761904762">
            <text:p>0,076</text:p>
          </table:table-cell>
          <table:table-cell table:style-name="ce3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2.47">
            <text:p>2,470</text:p>
          </table:table-cell>
          <table:table-cell table:formula="of:=3.2/[.C85]" office:value-type="float" office:value="1.29554655870445">
            <text:p>1,296</text:p>
          </table:table-cell>
          <table:table-cell office:value-type="float" office:value="12.5">
            <text:p>12,500</text:p>
          </table:table-cell>
          <table:table-cell table:formula="of:=3.2/[.E85]" office:value-type="float" office:value="0.256">
            <text:p>0,256</text:p>
          </table:table-cell>
          <table:table-cell office:value-type="float" office:value="27">
            <text:p>27,000</text:p>
          </table:table-cell>
          <table:table-cell table:formula="of:=3.2/[.G85]" office:value-type="float" office:value="0.118518518518519">
            <text:p>0,119</text:p>
          </table:table-cell>
          <table:table-cell office:value-type="float" office:value="37">
            <text:p>37,000</text:p>
          </table:table-cell>
          <table:table-cell table:formula="of:=3.2/[.I85]" office:value-type="float" office:value="0.0864864864864865">
            <text:p>0,086</text:p>
          </table:table-cell>
          <table:table-cell office:value-type="float" office:value="51">
            <text:p>51,000</text:p>
          </table:table-cell>
          <table:table-cell table:formula="of:=3.2/[.K85]" office:value-type="float" office:value="0.0627450980392157">
            <text:p>0,063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2.2">
            <text:p>2,200</text:p>
          </table:table-cell>
          <table:table-cell table:formula="of:=2.15/[.C87]" office:value-type="float" office:value="0.977272727272727">
            <text:p>0,977</text:p>
          </table:table-cell>
          <table:table-cell office:value-type="float" office:value="2.2">
            <text:p>2,200</text:p>
          </table:table-cell>
          <table:table-cell table:formula="of:=2.15/[.E87]" office:value-type="float" office:value="0.977272727272727">
            <text:p>0,977</text:p>
          </table:table-cell>
          <table:table-cell office:value-type="float" office:value="2.2">
            <text:p>2,200</text:p>
          </table:table-cell>
          <table:table-cell table:formula="of:=2.15/[.G87]" office:value-type="float" office:value="0.977272727272727">
            <text:p>0,977</text:p>
          </table:table-cell>
          <table:table-cell office:value-type="float" office:value="2.2">
            <text:p>2,200</text:p>
          </table:table-cell>
          <table:table-cell table:formula="of:=2.15/[.I87]" office:value-type="float" office:value="0.977272727272727">
            <text:p>0,977</text:p>
          </table:table-cell>
          <table:table-cell office:value-type="float" office:value="2.2">
            <text:p>2,200</text:p>
          </table:table-cell>
          <table:table-cell table:formula="of:=2.15/[.K87]" office:value-type="float" office:value="0.977272727272727">
            <text:p>0,977</text:p>
          </table:table-cell>
          <table:table-cell table:style-name="ce3"/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24">
            <text:p>24,000</text:p>
          </table:table-cell>
          <table:table-cell table:formula="of:=2.15/[.C88]" office:value-type="float" office:value="0.0895833333333333">
            <text:p>0,090</text:p>
          </table:table-cell>
          <table:table-cell office:value-type="float" office:value="6.2">
            <text:p>6,200</text:p>
          </table:table-cell>
          <table:table-cell table:formula="of:=2.15/[.E88]" office:value-type="float" office:value="0.346774193548387">
            <text:p>0,347</text:p>
          </table:table-cell>
          <table:table-cell office:value-type="float" office:value="3.2">
            <text:p>3,200</text:p>
          </table:table-cell>
          <table:table-cell table:formula="of:=2.15/[.G88]" office:value-type="float" office:value="0.671875">
            <text:p>0,672</text:p>
          </table:table-cell>
          <table:table-cell office:value-type="float" office:value="2.2">
            <text:p>2,200</text:p>
          </table:table-cell>
          <table:table-cell table:formula="of:=2.15/[.I88]" office:value-type="float" office:value="0.977272727272727">
            <text:p>0,977</text:p>
          </table:table-cell>
          <table:table-cell office:value-type="float" office:value="2">
            <text:p>2,000</text:p>
          </table:table-cell>
          <table:table-cell table:formula="of:=2.15/[.K88]" office:value-type="float" office:value="1.075">
            <text:p>1,075</text:p>
          </table:table-cell>
          <table:table-cell table:style-name="ce3"/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2">
            <text:p>2,000</text:p>
          </table:table-cell>
          <table:table-cell table:formula="of:=2.15/[.C89]" office:value-type="float" office:value="1.075">
            <text:p>1,075</text:p>
          </table:table-cell>
          <table:table-cell office:value-type="float" office:value="0.7">
            <text:p>0,700</text:p>
          </table:table-cell>
          <table:table-cell table:formula="of:=2.15/[.E89]" office:value-type="float" office:value="3.07142857142857">
            <text:p>3,071</text:p>
          </table:table-cell>
          <table:table-cell office:value-type="float" office:value="0.601">
            <text:p>0,601</text:p>
          </table:table-cell>
          <table:table-cell table:formula="of:=2.15/[.G89]" office:value-type="float" office:value="3.57737104825291">
            <text:p>3,577</text:p>
          </table:table-cell>
          <table:table-cell office:value-type="float" office:value="0.7">
            <text:p>0,700</text:p>
          </table:table-cell>
          <table:table-cell table:formula="of:=2.15/[.I89]" office:value-type="float" office:value="3.07142857142857">
            <text:p>3,071</text:p>
          </table:table-cell>
          <table:table-cell office:value-type="float" office:value="1">
            <text:p>1,000</text:p>
          </table:table-cell>
          <table:table-cell table:formula="of:=2.15/[.K89]" office:value-type="float" office:value="2.15">
            <text:p>2,150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3.2">
            <text:p>3,200</text:p>
          </table:table-cell>
          <table:table-cell table:formula="of:=3.2/[.C90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E90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G90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I90]" office:value-type="float" office:value="1">
            <text:p>1,000</text:p>
          </table:table-cell>
          <table:table-cell office:value-type="float" office:value="3.2">
            <text:p>3,200</text:p>
          </table:table-cell>
          <table:table-cell table:formula="of:=3.2/[.K90]" office:value-type="float" office:value="1">
            <text:p>1,000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10.7">
            <text:p>10,700</text:p>
          </table:table-cell>
          <table:table-cell table:formula="of:=3.2/[.C91]" office:value-type="float" office:value="0.299065420560748">
            <text:p>0,299</text:p>
          </table:table-cell>
          <table:table-cell office:value-type="float" office:value="2.94">
            <text:p>2,940</text:p>
          </table:table-cell>
          <table:table-cell table:formula="of:=3.2/[.E91]" office:value-type="float" office:value="1.08843537414966">
            <text:p>1,088</text:p>
          </table:table-cell>
          <table:table-cell office:value-type="float" office:value="1.6">
            <text:p>1,600</text:p>
          </table:table-cell>
          <table:table-cell table:formula="of:=3.2/[.G91]" office:value-type="float" office:value="2">
            <text:p>2,000</text:p>
          </table:table-cell>
          <table:table-cell office:value-type="float" office:value="1.2">
            <text:p>1,200</text:p>
          </table:table-cell>
          <table:table-cell table:formula="of:=3.2/[.I91]" office:value-type="float" office:value="2.66666666666667">
            <text:p>2,667</text:p>
          </table:table-cell>
          <table:table-cell office:value-type="float" office:value="1.2">
            <text:p>1,200</text:p>
          </table:table-cell>
          <table:table-cell table:formula="of:=3.2/[.K91]" office:value-type="float" office:value="2.66666666666667">
            <text:p>2,667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1.3">
            <text:p>1,300</text:p>
          </table:table-cell>
          <table:table-cell table:formula="of:=3.2/[.C92]" office:value-type="float" office:value="2.46153846153846">
            <text:p>2,462</text:p>
          </table:table-cell>
          <table:table-cell office:value-type="float" office:value="0.47">
            <text:p>0,470</text:p>
          </table:table-cell>
          <table:table-cell table:formula="of:=3.2/[.E92]" office:value-type="float" office:value="6.80851063829787">
            <text:p>6,809</text:p>
          </table:table-cell>
          <table:table-cell office:value-type="float" office:value="0.48">
            <text:p>0,480</text:p>
          </table:table-cell>
          <table:table-cell table:formula="of:=3.2/[.G92]" office:value-type="float" office:value="6.66666666666667">
            <text:p>6,667</text:p>
          </table:table-cell>
          <table:table-cell office:value-type="float" office:value="0.5">
            <text:p>0,500</text:p>
          </table:table-cell>
          <table:table-cell table:formula="of:=3.2/[.I92]" office:value-type="float" office:value="6.4">
            <text:p>6,400</text:p>
          </table:table-cell>
          <table:table-cell office:value-type="float" office:value="0.9">
            <text:p>0,900</text:p>
          </table:table-cell>
          <table:table-cell table:formula="of:=3.2/[.K92]" office:value-type="float" office:value="3.55555555555556">
            <text:p>3,556</text:p>
          </table:table-cell>
          <table:table-cell table:style-name="ce3"/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1.29">
            <text:p>1,290</text:p>
          </table:table-cell>
          <table:table-cell table:formula="of:=3.2/[.C93]" office:value-type="float" office:value="2.48062015503876">
            <text:p>2,481</text:p>
          </table:table-cell>
          <table:table-cell office:value-type="float" office:value="0.48">
            <text:p>0,480</text:p>
          </table:table-cell>
          <table:table-cell table:formula="of:=3.2/[.E93]" office:value-type="float" office:value="6.66666666666667">
            <text:p>6,667</text:p>
          </table:table-cell>
          <table:table-cell office:value-type="float" office:value="0.48">
            <text:p>0,480</text:p>
          </table:table-cell>
          <table:table-cell table:formula="of:=3.2/[.G93]" office:value-type="float" office:value="6.66666666666667">
            <text:p>6,667</text:p>
          </table:table-cell>
          <table:table-cell office:value-type="float" office:value="0.588">
            <text:p>0,588</text:p>
          </table:table-cell>
          <table:table-cell table:formula="of:=3.2/[.I93]" office:value-type="float" office:value="5.4421768707483">
            <text:p>5,442</text:p>
          </table:table-cell>
          <table:table-cell office:value-type="float" office:value="0.91">
            <text:p>0,910</text:p>
          </table:table-cell>
          <table:table-cell table:formula="of:=3.2/[.K93]" office:value-type="float" office:value="3.51648351648352">
            <text:p>3,516</text:p>
          </table:table-cell>
          <table:table-cell table:style-name="ce3"/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3.7">
            <text:p>3,700</text:p>
          </table:table-cell>
          <table:table-cell table:formula="of:=3.2/[.C94]" office:value-type="float" office:value="0.864864864864865">
            <text:p>0,865</text:p>
          </table:table-cell>
          <table:table-cell office:value-type="float" office:value="18">
            <text:p>18,000</text:p>
          </table:table-cell>
          <table:table-cell table:formula="of:=3.2/[.E94]" office:value-type="float" office:value="0.177777777777778">
            <text:p>0,178</text:p>
          </table:table-cell>
          <table:table-cell office:value-type="float" office:value="40">
            <text:p>40,000</text:p>
          </table:table-cell>
          <table:table-cell table:formula="of:=3.2/[.G94]" office:value-type="float" office:value="0.08">
            <text:p>0,080</text:p>
          </table:table-cell>
          <table:table-cell office:value-type="float" office:value="65">
            <text:p>65,000</text:p>
          </table:table-cell>
          <table:table-cell table:formula="of:=3.2/[.I94]" office:value-type="float" office:value="0.0492307692307692">
            <text:p>0,049</text:p>
          </table:table-cell>
          <table:table-cell office:value-type="float" office:value="103">
            <text:p>103,000</text:p>
          </table:table-cell>
          <table:table-cell table:formula="of:=3.2/[.K94]" office:value-type="float" office:value="0.0310679611650485">
            <text:p>0,031</text:p>
          </table:table-cell>
          <table:table-cell table:style-name="ce3"/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2.4">
            <text:p>2,400</text:p>
          </table:table-cell>
          <table:table-cell table:formula="of:=3.2/[.C95]" office:value-type="float" office:value="1.33333333333333">
            <text:p>1,333</text:p>
          </table:table-cell>
          <table:table-cell office:value-type="float" office:value="21">
            <text:p>21,000</text:p>
          </table:table-cell>
          <table:table-cell table:formula="of:=3.2/[.E95]" office:value-type="float" office:value="0.152380952380952">
            <text:p>0,152</text:p>
          </table:table-cell>
          <table:table-cell office:value-type="float" office:value="45">
            <text:p>45,000</text:p>
          </table:table-cell>
          <table:table-cell table:formula="of:=3.2/[.G95]" office:value-type="float" office:value="0.0711111111111111">
            <text:p>0,071</text:p>
          </table:table-cell>
          <table:table-cell office:value-type="float" office:value="69">
            <text:p>69,000</text:p>
          </table:table-cell>
          <table:table-cell table:formula="of:=3.2/[.I95]" office:value-type="float" office:value="0.0463768115942029">
            <text:p>0,046</text:p>
          </table:table-cell>
          <table:table-cell office:value-type="float" office:value="117">
            <text:p>117,000</text:p>
          </table:table-cell>
          <table:table-cell table:formula="of:=3.2/[.K95]" office:value-type="float" office:value="0.0273504273504273">
            <text:p>0,027</text:p>
          </table:table-cell>
          <table:table-cell table:style-name="ce3"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ce1" table:number-columns-repeated="8"/>
          <table:table-cell table:style-name="Default" table:number-columns-repeated="2"/>
          <table:table-cell/>
        </table:table-row>
        <table:table-row table:style-name="ro1" table:number-rows-repeated="10">
          <table:table-cell table:number-columns-repeated="2"/>
          <table:table-cell table:style-name="ce1"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0"/>
          <table:table-cell/>
        </table:table-row>
        <table:table-row table:style-name="ro1" table:number-rows-repeated="8">
          <table:table-cell table:number-columns-repeated="2"/>
          <table:table-cell table:style-name="ce1"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table:number-columns-repeated="9"/>
          <table:table-cell table:style-name="Default"/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.02.2016</text:date>, <text:time>17:0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59S</meta:editing-duration>
    <meta:editing-cycles>70</meta:editing-cycles>
    <meta:generator>OpenOffice/4.1.1$Win32 OpenOffice.org_project/411m6$Build-9775</meta:generator>
    <dc:date>2016-02-01T17:00:07.72</dc:date>
    <meta:document-statistic meta:table-count="3" meta:cell-count="685" meta:object-count="0"/>
    <meta:user-defined meta:name="Info 1"/>
    <meta:user-defined meta:name="Info 2"/>
    <meta:user-defined meta:name="Info 3"/>
    <meta:user-defined meta:name="Info 4"/>
  </office:meta>
</office:document-meta>
</file>